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16cm" fo:min-width="1.523cm"/>
    </style:style>
    <style:style style:name="gr2" style:family="graphic" style:parent-style-name="standard">
      <style:graphic-properties draw:textarea-horizontal-align="justify" draw:textarea-vertical-align="middle" draw:auto-grow-height="false" fo:min-height="0.416cm" fo:min-width="1.524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325cm" fo:min-width="1.0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6cm" fo:min-width="3.17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304cm" fo:min-width="0.802cm"/>
    </style:style>
    <style:style style:name="gr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1.305cm" fo:min-width="0.80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6cm" fo:min-width="3.38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6cm" fo:min-width="0.90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6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6cm" fo:min-width="0.90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14cm" fo:min-width="0.863cm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draw:fill="none" fo:min-height="1.955cm"/>
      <style:paragraph-properties style:writing-mode="lr-tb"/>
    </style:style>
    <style:style style:name="gr17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.53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.53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 style:writing-mode="lr-tb"/>
      <style:text-properties fo:font-size="18pt"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style:text-position="-33% 58%" fo:font-size="18pt" fo:language="en" fo:country="GB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023cm" svg:height="0.666cm" svg:x="11.286cm" svg:y="4.7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024cm" svg:height="0.666cm" svg:x="17.085cm" svg:y="4.7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023cm" svg:height="0.666cm" svg:x="11.286cm" svg:y="9.4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2.023cm" svg:height="0.666cm" svg:x="17.206cm" svg:y="9.4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2.024cm" svg:height="0.666cm" draw:transform="rotate (1.5707963267949) translate (14.991cm 8.367cm)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1.286cm" svg:y1="5.056cm" svg:x2="9.288cm" svg:y2="6.344cm" draw:start-shape="id1" draw:start-glue-point="3" draw:end-shape="id2" draw:end-glue-point="4" svg:d="M11286 5056h-1998v1288" svg:viewBox="0 0 1999 1289">
          <text:p/>
        </draw:connector>
        <draw:connector draw:style-name="gr3" draw:text-style-name="P1" draw:layer="layout" svg:x1="9.288cm" svg:y1="8.571cm" svg:x2="11.286cm" svg:y2="9.768cm" draw:start-shape="id2" draw:start-glue-point="8" draw:end-shape="id3" draw:end-glue-point="3" svg:d="M9288 8571v1197h1998" svg:viewBox="0 0 1999 1198">
          <text:p/>
        </draw:connector>
        <draw:connector draw:style-name="gr3" draw:text-style-name="P1" draw:layer="layout" svg:x1="15.304cm" svg:y1="14.601cm" svg:x2="15.313cm" svg:y2="13.835cm" draw:start-shape="id4" draw:start-glue-point="4" draw:end-shape="id5" draw:end-glue-point="6" svg:d="M15304 14601v-383h9v-383" svg:viewBox="0 0 10 767">
          <text:p/>
        </draw:connector>
        <draw:connector draw:style-name="gr3" draw:text-style-name="P1" draw:layer="layout" svg:x1="13.309cm" svg:y1="9.768cm" svg:x2="17.206cm" svg:y2="9.768cm" draw:start-shape="id3" draw:start-glue-point="1" draw:end-shape="id6" draw:end-glue-point="3" svg:d="M13309 9768h3897" svg:viewBox="0 0 3898 1">
          <text:p/>
        </draw:connector>
        <draw:connector draw:style-name="gr3" draw:text-style-name="P1" draw:layer="layout" svg:x1="15.324cm" svg:y1="8.367cm" svg:x2="17.206cm" svg:y2="9.768cm" draw:start-shape="id7" draw:start-glue-point="3" draw:end-shape="id6" draw:end-glue-point="3" svg:d="M15324 8367v1401h1882" svg:viewBox="0 0 1883 1402">
          <text:p/>
        </draw:connector>
        <draw:connector draw:style-name="gr3" draw:text-style-name="P1" draw:layer="layout" svg:x1="17.085cm" svg:y1="5.056cm" svg:x2="15.324cm" svg:y2="6.343cm" draw:start-shape="id8" draw:start-glue-point="3" draw:end-shape="id7" draw:end-glue-point="1" svg:d="M17085 5056h-1761v1287" svg:viewBox="0 0 1762 1288">
          <text:p/>
        </draw:connector>
        <draw:custom-shape draw:style-name="gr4" draw:text-style-name="P2" xml:id="id2" draw:id="id2" draw:layer="layout" svg:width="2.225cm" svg:height="2.227cm" svg:x="8.175cm" svg:y="6.344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3.674cm" svg:height="1.346cm" svg:x="21.6cm" svg:y="8.054cm">
          <draw:text-box>
            <text:p><text:span text:style-name="T2">I</text:span><text:span text:style-name="T3">b</text:span><text:span text:style-name="T2"> = K</text:span><text:span text:style-name="T3">b</text:span><text:span text:style-name="T2"> V</text:span><text:span text:style-name="T3">b</text:span></text:p>
          </draw:text-box>
        </draw:frame>
        <draw:g xml:id="id10" draw:id="id10">
          <draw:custom-shape draw:style-name="gr6" draw:text-style-name="P1" draw:layer="layout" svg:width="2.602cm" svg:height="3.108cm" svg:x="19.502cm" svg:y="5.84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4" draw:layer="layout" svg:x1="20.8cm" svg:y1="6.75cm" svg:x2="20.8cm" svg:y2="8.278cm">
            <text:p/>
          </draw:line>
        </draw:g>
        <draw:custom-shape draw:style-name="gr8" draw:text-style-name="P5" xml:id="id5" draw:id="id5" draw:layer="layout" svg:width="2.602cm" svg:height="3.109cm" svg:x="14.012cm" svg:y="10.726cm">
          <text:p text:style-name="P5"><text:span text:style-name="T2">+</text:span></text:p>
          <text:p text:style-name="P5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3" draw:layer="layout" svg:width="3.889cm" svg:height="1.346cm" svg:x="15.729cm" svg:y="12.798cm">
          <draw:text-box>
            <text:p><text:span text:style-name="T4">V</text:span><text:span text:style-name="T5">d</text:span><text:span text:style-name="T4"> = K</text:span><text:span text:style-name="T5">d</text:span><text:span text:style-name="T4"> I</text:span><text:span text:style-name="T5">d</text:span><text:span text:style-name="T2"> </text:span></text:p>
          </draw:text-box>
        </draw:frame>
        <draw:connector draw:style-name="gr3" draw:text-style-name="P6" draw:layer="layout" svg:x1="13.309cm" svg:y1="9.768cm" svg:x2="15.313cm" svg:y2="10.726cm" draw:start-shape="id3" draw:start-glue-point="1" draw:end-shape="id5" draw:end-glue-point="4" svg:d="M13309 9768h2004v958" svg:viewBox="0 0 2005 959">
          <text:p/>
        </draw:connector>
        <draw:connector draw:style-name="gr3" draw:text-style-name="P6" draw:layer="layout" svg:x1="13.309cm" svg:y1="5.056cm" svg:x2="15.324cm" svg:y2="6.343cm" draw:start-shape="id1" draw:start-glue-point="1" draw:end-shape="id7" draw:end-glue-point="1" svg:d="M13309 5056h2015v1287" svg:viewBox="0 0 2016 1288">
          <text:p/>
        </draw:connector>
        <draw:connector draw:style-name="gr3" draw:text-style-name="P6" draw:layer="layout" svg:x1="19.229cm" svg:y1="9.768cm" svg:x2="20.599cm" svg:y2="9.804cm" draw:start-shape="id6" draw:start-glue-point="1" draw:end-shape="id9" draw:end-glue-point="6" svg:d="M19229 9768h684v36h686" svg:viewBox="0 0 1371 37">
          <text:p/>
        </draw:connector>
        <draw:connector draw:style-name="gr3" draw:text-style-name="P6" draw:layer="layout" svg:x1="19.109cm" svg:y1="5.056cm" svg:x2="20.803cm" svg:y2="5.848cm" draw:start-shape="id8" draw:start-glue-point="1" draw:end-shape="id10" draw:end-glue-point="0" svg:d="M19109 5056h1694v792" svg:viewBox="0 0 1695 793">
          <text:p/>
        </draw:connector>
        <draw:connector draw:style-name="gr3" draw:text-style-name="P6" draw:layer="layout" draw:line-skew="-1.071cm 0.299cm" svg:x1="20.803cm" svg:y1="8.956cm" svg:x2="20.763cm" svg:y2="9.79cm" draw:start-shape="id10" draw:start-glue-point="2" draw:end-shape="id11" draw:end-glue-point="3" svg:d="M20803 8956v844h-1503v-10h1463" svg:viewBox="0 0 1504 845">
          <text:p/>
        </draw:connector>
        <draw:custom-shape draw:style-name="gr2" draw:text-style-name="P1" xml:id="id12" draw:id="id12" draw:layer="layout" svg:width="2.024cm" svg:height="0.666cm" svg:x="11.284cm" svg:y="14.3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2.024cm" svg:height="0.666cm" draw:transform="rotate (1.5707963267949) translate (8.949cm 13.2cm)">
          <text:p/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13.308cm" svg:y1="14.721cm" svg:x2="15.313cm" svg:y2="13.835cm" draw:start-shape="id12" draw:start-glue-point="1" draw:end-shape="id5" draw:end-glue-point="6" svg:d="M13308 14721h2005v-886" svg:viewBox="0 0 2006 887">
          <text:p/>
        </draw:connector>
        <draw:connector draw:style-name="gr3" draw:text-style-name="P6" draw:layer="layout" svg:x1="9.282cm" svg:y1="11.176cm" svg:x2="11.286cm" svg:y2="9.768cm" draw:start-shape="id13" draw:start-glue-point="1" draw:end-shape="id3" draw:end-glue-point="3" svg:d="M9282 11176v-1408h2004" svg:viewBox="0 0 2005 1409">
          <text:p/>
        </draw:connector>
        <draw:connector draw:style-name="gr3" draw:text-style-name="P6" draw:layer="layout" svg:x1="9.282cm" svg:y1="13.2cm" svg:x2="11.284cm" svg:y2="14.721cm" draw:start-shape="id13" draw:start-glue-point="3" draw:end-shape="id12" draw:end-glue-point="3" svg:d="M9282 13200v1521h2002" svg:viewBox="0 0 2003 1522">
          <text:p/>
        </draw:connector>
        <draw:frame draw:style-name="gr10" draw:text-style-name="P7" draw:layer="layout" svg:width="1.404cm" svg:height="1.346cm" svg:x="11.729cm" svg:y="5.389cm">
          <draw:text-box>
            <text:p>R<text:span text:style-name="T6">1</text:span></text:p>
          </draw:text-box>
        </draw:frame>
        <draw:frame draw:style-name="gr10" draw:text-style-name="P7" draw:layer="layout" svg:width="1.404cm" svg:height="1.346cm" svg:x="10.456cm" svg:y="15.054cm">
          <draw:text-box>
            <text:p>R<text:span text:style-name="T6">7</text:span></text:p>
          </draw:text-box>
        </draw:frame>
        <draw:frame draw:style-name="gr10" draw:text-style-name="P7" draw:layer="layout" svg:width="1.404cm" svg:height="1.346cm" svg:x="17.585cm" svg:y="10.101cm">
          <draw:text-box>
            <text:p>R<text:span text:style-name="T6">5</text:span></text:p>
          </draw:text-box>
        </draw:frame>
        <draw:frame draw:style-name="gr11" draw:text-style-name="P7" draw:layer="layout" svg:width="1.404cm" svg:height="1.346cm" svg:x="11.644cm" svg:y="10.101cm">
          <draw:text-box>
            <text:p>R<text:span text:style-name="T6">4</text:span></text:p>
          </draw:text-box>
        </draw:frame>
        <draw:frame draw:style-name="gr12" draw:text-style-name="P7" draw:layer="layout" svg:width="1.403cm" svg:height="1.346cm" svg:x="15.464cm" svg:y="6.86cm">
          <draw:text-box>
            <text:p>R<text:span text:style-name="T6">3</text:span></text:p>
          </draw:text-box>
        </draw:frame>
        <draw:frame draw:style-name="gr10" draw:text-style-name="P7" draw:layer="layout" svg:width="1.404cm" svg:height="1.346cm" svg:x="17.471cm" svg:y="5.389cm">
          <draw:text-box>
            <text:p>R<text:span text:style-name="T6">2</text:span></text:p>
          </draw:text-box>
        </draw:frame>
        <draw:frame draw:style-name="gr12" draw:text-style-name="P7" draw:layer="layout" svg:width="1.403cm" svg:height="1.346cm" svg:x="7.3cm" svg:y="11.471cm">
          <draw:text-box>
            <text:p>R<text:span text:style-name="T6">6</text:span></text:p>
          </draw:text-box>
        </draw:frame>
        <draw:custom-shape draw:style-name="gr13" draw:text-style-name="P6" draw:layer="layout" svg:width="0.283cm" svg:height="0.312cm" svg:x="15.161cm" svg:y="9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xml:id="id9" draw:id="id9" draw:layer="layout" svg:width="0.283cm" svg:height="0.311cm" svg:x="20.599cm" svg:y="9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xml:id="id4" draw:id="id4" draw:layer="layout" svg:width="0.282cm" svg:height="0.312cm" svg:x="15.163cm" svg:y="1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82cm" svg:height="0.311cm" svg:x="15.163cm" svg:y="4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xml:id="id14" draw:id="id14" draw:layer="layout" svg:width="0.283cm" svg:height="0.311cm" svg:x="9.122cm" svg:y="9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1.363cm" svg:height="3.064cm" svg:x="13.743cm" svg:y="5.888cm">
          <draw:text-box>
            <text:p>+</text:p>
            <text:p>V<text:span text:style-name="T6">b</text:span></text:p>
            <text:p>-</text:p>
          </draw:text-box>
        </draw:frame>
        <draw:line draw:style-name="gr15" draw:text-style-name="P8" draw:layer="layout" svg:x1="10.061cm" svg:y1="11.176cm" svg:x2="10.061cm" svg:y2="13.456cm">
          <text:p/>
        </draw:line>
        <draw:frame draw:style-name="gr16" draw:text-style-name="P9" draw:layer="layout" svg:width="2.22cm" svg:height="2.205cm" svg:x="10.238cm" svg:y="11.477cm">
          <draw:text-box>
            <text:p><text:span text:style-name="T4">I</text:span><text:span text:style-name="T5">d</text:span></text:p>
          </draw:text-box>
        </draw:frame>
        <draw:g xml:id="id15" draw:id="id15">
          <draw:line draw:style-name="gr17" draw:text-style-name="P8" draw:layer="layout" svg:x1="7.08cm" svg:y1="10.597cm" svg:x2="5.6cm" svg:y2="10.61cm">
            <text:p/>
          </draw:line>
          <draw:line draw:style-name="gr17" draw:text-style-name="P8" draw:layer="layout" svg:x1="7.081cm" svg:y1="10.59cm" svg:x2="5.601cm" svg:y2="10.603cm">
            <text:p/>
          </draw:line>
          <draw:line draw:style-name="gr17" draw:text-style-name="P8" draw:layer="layout" svg:x1="6.005cm" svg:y1="10.894cm" svg:x2="6.741cm" svg:y2="10.894cm">
            <text:p/>
          </draw:line>
          <draw:line draw:style-name="gr17" draw:text-style-name="P8" draw:layer="layout" svg:x1="6.203cm" svg:y1="11.149cm" svg:x2="6.557cm" svg:y2="11.149cm">
            <text:p/>
          </draw:line>
          <draw:line draw:style-name="gr17" draw:text-style-name="P8" draw:layer="layout" svg:x1="6.36cm" svg:y1="10.579cm" svg:x2="6.366cm" svg:y2="9.922cm">
            <text:p/>
          </draw:line>
        </draw:g>
        <draw:connector draw:style-name="gr18" draw:text-style-name="P6" draw:layer="layout" svg:x1="9.122cm" svg:y1="9.804cm" svg:x2="6.34cm" svg:y2="9.922cm" draw:start-shape="id14" draw:start-glue-point="6" draw:end-shape="id15" draw:end-glue-point="0" svg:d="M9122 9804h-996v-433h-1786v551" svg:viewBox="0 0 2783 552">
          <text:p/>
        </draw:connector>
        <draw:frame draw:style-name="gr19" draw:text-style-name="P7" draw:layer="layout" svg:width="1.031cm" svg:height="1.162cm" svg:x="8.92cm" svg:y="3.893cm">
          <draw:text-box>
            <text:p>1</text:p>
          </draw:text-box>
        </draw:frame>
        <draw:frame draw:style-name="gr19" draw:text-style-name="P7" draw:layer="layout" svg:width="1.031cm" svg:height="1.162cm" svg:x="14.72cm" svg:y="3.893cm">
          <draw:text-box>
            <text:p>2</text:p>
          </draw:text-box>
        </draw:frame>
        <draw:frame draw:style-name="gr19" draw:text-style-name="P7" draw:layer="layout" svg:width="1.031cm" svg:height="1.162cm" svg:x="20.157cm" svg:y="3.893cm">
          <draw:text-box>
            <text:p>3</text:p>
          </draw:text-box>
        </draw:frame>
        <draw:frame draw:style-name="gr20" draw:text-style-name="P7" draw:layer="layout" svg:width="1.03cm" svg:height="1.162cm" svg:x="15.325cm" svg:y="8.726cm">
          <draw:text-box>
            <text:p>5</text:p>
          </draw:text-box>
        </draw:frame>
        <draw:custom-shape draw:style-name="gr13" draw:text-style-name="P6" draw:layer="layout" svg:width="0.282cm" svg:height="0.311cm" svg:x="15.163cm" svg:y="15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7" draw:layer="layout" svg:width="1.031cm" svg:height="1.162cm" svg:x="8.92cm" svg:y="14.769cm">
          <draw:text-box>
            <text:p>7</text:p>
          </draw:text-box>
        </draw:frame>
        <draw:frame draw:style-name="gr19" draw:text-style-name="P7" draw:layer="layout" svg:width="1.031cm" svg:height="1.162cm" svg:x="14.72cm" svg:y="14.769cm">
          <draw:text-box>
            <text:p>8</text:p>
          </draw:text-box>
        </draw:frame>
        <draw:frame draw:style-name="gr20" draw:text-style-name="P7" xml:id="id11" draw:id="id11" draw:layer="layout" svg:width="1.03cm" svg:height="1.162cm" svg:x="20.763cm" svg:y="9.209cm">
          <draw:text-box>
            <text:p>6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20:20:59.029890441</meta:creation-date>
    <dc:date>2021-04-05T20:26:44.950601410</dc:date>
    <meta:editing-duration>PT3M30S</meta:editing-duration>
    <meta:editing-cycles>2</meta:editing-cycles>
    <meta:generator>LibreOffice/6.4.6.2$Linux_X86_64 LibreOffice_project/40$Build-2</meta:generator>
    <meta:document-statistic meta:object-count="58"/>
  </office:meta>
</office:document-meta>
</file>